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fixed"/>
    <style:font-face style:name="IPAゴシック" svg:font-family="IPAゴシック, IPAGothic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1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1.94mm"/>
    </style:style>
    <style:style style:name="co4" style:family="table-column">
      <style:table-column-properties fo:break-before="auto" style:column-width="30.09mm"/>
    </style:style>
    <style:style style:name="co5" style:family="table-column">
      <style:table-column-properties fo:break-before="auto" style:column-width="28.54mm"/>
    </style:style>
    <style:style style:name="co6" style:family="table-column">
      <style:table-column-properties fo:break-before="auto" style:column-width="130.9mm"/>
    </style:style>
    <style:style style:name="co7" style:family="table-column">
      <style:table-column-properties fo:break-before="auto" style:column-width="128.91mm"/>
    </style:style>
    <style:style style:name="co8" style:family="table-column">
      <style:table-column-properties fo:break-before="auto" style:column-width="46.95mm"/>
    </style:style>
    <style:style style:name="co9" style:family="table-column">
      <style:table-column-properties fo:break-before="auto" style:column-width="90.79mm"/>
    </style:style>
    <style:style style:name="co10" style:family="table-column">
      <style:table-column-properties fo:break-before="auto" style:column-width="24.2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45mm" fo:break-before="auto" style:use-optimal-row-height="false"/>
    </style:style>
    <style:style style:name="ro4" style:family="table-row">
      <style:table-row-properties style:row-height="7.06mm" fo:break-before="auto" style:use-optimal-row-height="true"/>
    </style:style>
    <style:style style:name="ro5" style:family="table-row">
      <style:table-row-properties style:row-height="10.34mm" fo:break-before="auto" style:use-optimal-row-height="tru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9.4mm" fo:break-before="auto" style:use-optimal-row-height="false"/>
    </style:style>
    <style:style style:name="ro8" style:family="table-row">
      <style:table-row-properties style:row-height="14.62mm" fo:break-before="auto" style:use-optimal-row-height="false"/>
    </style:style>
    <style:style style:name="ro9" style:family="table-row">
      <style:table-row-properties style:row-height="12.03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ro11" style:family="table-row">
      <style:table-row-properties style:row-height="9.21mm" fo:break-before="auto" style:use-optimal-row-height="false"/>
    </style:style>
    <style:style style:name="ro12" style:family="table-row">
      <style:table-row-properties style:row-height="15.58mm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style:glyph-orientation-vertical="0" fo:background-color="#99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ja" style:country-asian="JP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fo:color="#0000ff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 fo:hyphenate="true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fo:color="#0000ff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 fo:hyphenate="true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 fo:hyphenate="tru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 fo:hyphenate="true"/>
    </style:style>
    <style:style style:name="ce14" style:family="table-cell" style:parent-style-name="Default">
      <style:table-cell-properties style:glyph-orientation-vertical="0"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ff" style:font-name="ＭＳ 明朝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明朝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41" office:value-type="string" calcext:value-type="string">
            <text:p>「ボードゲーム関連の美術館・博物館・図書館」をご利用いただく前によくお読みください。</text:p>
          </table:table-cell>
        </table:table-row>
        <table:table-row table:style-name="ro1">
          <table:table-cell office:value-type="string" calcext:value-type="string">
            <text:p>・下記作者がインターネットで調べた内容になります。</text:p>
          </table:table-cell>
        </table:table-row>
        <table:table-row table:style-name="ro1">
          <table:table-cell office:value-type="string" calcext:value-type="string">
            <text:p>また当ファイルは、作者自身のつぶやきのまとめ、Togetter「ボードゲーム関連の美術館・博物館・図書館」を加筆修正したものです。</text:p>
          </table:table-cell>
        </table:table-row>
        <table:table-row table:style-name="ro1">
          <table:table-cell office:value-type="string" calcext:value-type="string">
            <text:p>内容に誤りなどありましたら、下記メールアドレスまでご一報いただけますと幸いです。</text:p>
          </table:table-cell>
        </table:table-row>
        <table:table-row table:style-name="ro1">
          <table:table-cell office:value-type="string" calcext:value-type="string">
            <text:p>・このファイルは、現在随時更新中です。内容の変更がありますことご留意ください。</text:p>
          </table:table-cell>
        </table:table-row>
        <table:table-row table:style-name="ro1">
          <table:table-cell office:value-type="string" calcext:value-type="string">
            <text:p>・更新内容は「更新履歴」をご参照ください。</text:p>
          </table:table-cell>
        </table:table-row>
        <table:table-row table:style-name="ro1">
          <table:table-cell office:value-type="string" calcext:value-type="string">
            <text:p>・当ファイルはフリーです。ブログなどに掲載する場合は、事後でもお知らせ頂くと幸甚です。</text:p>
          </table:table-cell>
        </table:table-row>
        <table:table-row table:style-name="ro1">
          <table:table-cell office:value-type="string" calcext:value-type="string">
            <text:p>・当ファイルは、OpenOfficeにて作成しました。ページレイアウトなどは自由にいじってください。</text:p>
          </table:table-cell>
        </table:table-row>
        <table:table-row table:style-name="ro1" table:number-rows-repeated="21">
          <table:table-cell/>
        </table:table-row>
        <table:table-row table:style-name="ro1">
          <table:table-cell office:value-type="string" calcext:value-type="string">
            <text:p>Togetter</text:p>
          </table:table-cell>
        </table:table-row>
        <table:table-row table:style-name="ro1">
          <table:table-cell office:value-type="string" calcext:value-type="string">
            <text:p><text:a xlink:href="http://togetter.com/li/978753" xlink:type="simple">ボードゲーム関連の美術館・博物館・図書館</text:a></text:p>
          </table:table-cell>
        </table:table-row>
        <table:table-row table:style-name="ro1">
          <table:table-cell office:value-type="string" calcext:value-type="string">
            <text:p>本ファイルの作者：マサイキリン（田中昌之）</text:p>
          </table:table-cell>
        </table:table-row>
        <table:table-row table:style-name="ro1">
          <table:table-cell office:value-type="string" calcext:value-type="string">
            <text:p>Twitter：@masai_kirin</text:p>
          </table:table-cell>
        </table:table-row>
        <table:table-row table:style-name="ro1">
          <table:table-cell office:value-type="string" calcext:value-type="string">
            <text:p>メール：masayukitanakarom@gmail.com</text:p>
          </table:table-cell>
        </table:table-row>
        <table:table-row table:style-name="ro1">
          <table:table-cell office:value-type="string" calcext:value-type="string">
            <text:p><text:a xlink:href="https://sites.google.com/site/kirinlovesgames/" xlink:type="simple">キリン、時々遊戯</text:a>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50"/>
        <table:table-column table:style-name="co8" table:default-cell-style-name="ce45"/>
        <table:table-column table:style-name="co9" table:default-cell-style-name="ce57"/>
        <table:table-column table:style-name="co10" table:number-columns-repeated="250" table:default-cell-style-name="ce45"/>
        <table:table-row table:style-name="ro3">
          <table:table-cell table:style-name="ce3" office:value-type="string" calcext:value-type="string">
            <text:p>名前</text:p>
          </table:table-cell>
          <table:table-cell table:style-name="ce3" office:value-type="string" calcext:value-type="string">
            <text:p>国名</text:p>
          </table:table-cell>
          <table:table-cell table:style-name="ce3" office:value-type="string" calcext:value-type="string">
            <text:p>都市名</text:p>
          </table:table-cell>
          <table:table-cell table:style-name="ce3" office:value-type="string" calcext:value-type="string">
            <text:p>URL</text:p>
          </table:table-cell>
          <table:table-cell table:style-name="ce9" office:value-type="string" calcext:value-type="string">
            <text:p>URL2</text:p>
          </table:table-cell>
          <table:table-cell table:style-name="ce3" office:value-type="string" calcext:value-type="string">
            <text:p>URL3</text:p>
          </table:table-cell>
          <table:table-cell table:style-name="ce14" office:value-type="string" calcext:value-type="string">
            <text:p>備考</text:p>
          </table:table-cell>
          <table:table-cell table:number-columns-repeated="250"/>
        </table:table-row>
        <table:table-row table:style-name="ro2">
          <table:table-cell table:style-name="ce43" office:value-type="string" calcext:value-type="string">
            <text:p>Musée suisse du jeu</text:p>
          </table:table-cell>
          <table:table-cell table:style-name="ce43" office:value-type="string" calcext:value-type="string">
            <text:p>スイス</text:p>
          </table:table-cell>
          <table:table-cell table:style-name="ce43" office:value-type="string" calcext:value-type="string">
            <text:p>ヴォー州</text:p>
          </table:table-cell>
          <table:table-cell table:style-name="ce46" office:value-type="string" calcext:value-type="string">
            <text:p><text:span text:style-name="T1"><text:a xlink:href="http://www.museedujeu.ch/en/index.cfm" xlink:type="simple">http://www.museedujeu.ch/en/index.cfm</text:a></text:span></text:p>
          </table:table-cell>
          <table:table-cell table:style-name="ce48" office:value-type="string" calcext:value-type="string">
            <text:p><text:span text:style-name="T1"><text:a xlink:href="https://ja.wikipedia.org/wiki/スイス・ゲーム博物館" xlink:type="simple">https://ja.wikipedia.org/wiki/スイス・ゲーム博物館</text:a></text:span></text:p>
          </table:table-cell>
          <table:table-cell table:style-name="ce46"/>
          <table:table-cell table:style-name="ce52" office:value-type="string" calcext:value-type="string">
            <text:p>スイス連邦ヴォー州にあるゲーム専門の博物館</text:p>
          </table:table-cell>
          <table:table-cell table:number-columns-repeated="250"/>
        </table:table-row>
        <table:table-row table:style-name="ro2">
          <table:table-cell table:style-name="ce43" office:value-type="string" calcext:value-type="string">
            <text:p>Interactive Museum of Gaming and Puzzlery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オレゴン州</text:p>
          </table:table-cell>
          <table:table-cell table:style-name="ce46" office:value-type="string" calcext:value-type="string">
            <text:p><text:span text:style-name="T1"><text:a xlink:href="http://www.imogap.org/home.cfm" xlink:type="simple">http://www.imogap.org/home.cfm</text:a></text:span></text:p>
          </table:table-cell>
          <table:table-cell table:style-name="ce49"/>
          <table:table-cell table:style-name="ce43"/>
          <table:table-cell table:style-name="ce53" office:value-type="string" calcext:value-type="string">
            <text:p>アメリカ・ポートランドにある博物館 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National Museum of Australia </text:p>
          </table:table-cell>
          <table:table-cell table:style-name="ce43" office:value-type="string" calcext:value-type="string">
            <text:p>オーストラリア</text:p>
          </table:table-cell>
          <table:table-cell table:style-name="ce43" office:value-type="string" calcext:value-type="string">
            <text:p>キャンベラ</text:p>
          </table:table-cell>
          <table:table-cell table:style-name="ce46" office:value-type="string" calcext:value-type="string">
            <text:p><text:span text:style-name="T1"><text:a xlink:href="http://www.nma.gov.au/homepage" xlink:type="simple">http://www.nma.gov.au/homepage</text:a></text:span></text:p>
          </table:table-cell>
          <table:table-cell table:style-name="ce48" office:value-type="string" calcext:value-type="string">
            <text:p><text:span text:style-name="T1"><text:a xlink:href="http://www.nma.gov.au/engage-learn/families/diy/board_games" xlink:type="simple">http://www.nma.gov.au/engage-learn/families/diy/board_games</text:a></text:span></text:p>
          </table:table-cell>
          <table:table-cell table:style-name="ce46"/>
          <table:table-cell table:style-name="ce53" office:value-type="string" calcext:value-type="string">
            <text:p>オーストラリアにある美術館。展示こそないがボードゲーム作成教室がある 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Evansville Museum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インディアナ州</text:p>
          </table:table-cell>
          <table:table-cell table:style-name="ce46" office:value-type="string" calcext:value-type="string">
            <text:p><text:span text:style-name="T1"><text:a xlink:href="http://evansvillemuseum.org/events/family-board-game-night/" xlink:type="simple">http://evansvillemuseum.org/events/family-board-game-night/</text:a></text:span></text:p>
          </table:table-cell>
          <table:table-cell table:style-name="ce48" office:value-type="string" calcext:value-type="string">
            <text:p><text:span text:style-name="T1"><text:a xlink:href="http://evansvillemuseum.org/" xlink:type="simple">http://evansvillemuseum.org/</text:a></text:span></text:p>
          </table:table-cell>
          <table:table-cell table:style-name="ce46"/>
          <table:table-cell table:style-name="ce54" office:value-type="string" calcext:value-type="string">
            <text:p>インディアナ州にある美術館。毎月第２木曜に家族向けにボードゲーム会が開催されている。無料だが要会員登録。 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Museum of Games of Gaming</text:p>
          </table:table-cell>
          <table:table-cell table:style-name="ce43" office:value-type="string" calcext:value-type="string">
            <text:p>イギリス</text:p>
          </table:table-cell>
          <table:table-cell table:style-name="ce43" office:value-type="string" calcext:value-type="string">
            <text:p>ビバートン</text:p>
          </table:table-cell>
          <table:table-cell table:style-name="ce46" office:value-type="string" calcext:value-type="string">
            <text:p><text:span text:style-name="T1"><text:a xlink:href="http://www.museumofgaming.org.uk/index.cfm" xlink:type="simple">http://www.museumofgaming.org.uk/index.cfm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イギリスのビバートンにあるゲーム美術館。一般公開されてはいるが、入館に制限がある模様。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東京おもちゃ美術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東京都新宿区</text:p>
          </table:table-cell>
          <table:table-cell table:style-name="ce46" office:value-type="string" calcext:value-type="string">
            <text:p><text:span text:style-name="T1"><text:a xlink:href="http://goodtoy.org/ttm/index.html" xlink:type="simple">http://goodtoy.org/ttm/index.html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東京四谷にあるNPO法人が運営する美術館。ボードゲームも展示されており、実際に遊ぶことも出来る。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The Children’s Creativity Museum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カルフォルニア州</text:p>
          </table:table-cell>
          <table:table-cell table:style-name="ce46" office:value-type="string" calcext:value-type="string">
            <text:p><text:span text:style-name="T1"><text:a xlink:href="http://creativity.org/" xlink:type="simple">http://creativity.org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アメリカ・サンフランシスコにある美術館。子供向けのゲームがあるほか、ボードゲームデザインなどのワークショップ・イベントもある。</text:p>
          </table:table-cell>
          <table:table-cell table:number-columns-repeated="250"/>
        </table:table-row>
        <table:table-row table:style-name="ro2">
          <table:table-cell table:style-name="ce43" office:value-type="string" calcext:value-type="string">
            <text:p>Elliott Avedon Museum and Archive of Games</text:p>
          </table:table-cell>
          <table:table-cell table:style-name="ce43" office:value-type="string" calcext:value-type="string">
            <text:p>カンダ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www.gamesmuseum.uwaterloo.ca/" xlink:type="simple">http://www.gamesmuseum.uwaterloo.ca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カナダのWARTERLOO大学サイト内にある仮想美術館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DEUTSCHES SPIELEMUSEUM</text:p>
          </table:table-cell>
          <table:table-cell table:style-name="ce43" office:value-type="string" calcext:value-type="string">
            <text:p>ドイツ</text:p>
          </table:table-cell>
          <table:table-cell table:style-name="ce43" office:value-type="string" calcext:value-type="string">
            <text:p>ザクセン州</text:p>
          </table:table-cell>
          <table:table-cell table:style-name="ce46" office:value-type="string" calcext:value-type="string">
            <text:p><text:span text:style-name="T1"><text:a xlink:href="http://www.deutsches-spielemuseum.eu/" xlink:type="simple">http://www.deutsches-spielemuseum.eu/</text:a></text:span></text:p>
          </table:table-cell>
          <table:table-cell table:style-name="ce48" office:value-type="string" calcext:value-type="string">
            <text:p><text:span text:style-name="T1"><text:a xlink:href="http://www.tgiw.info/2011/10/deutsches_spielemuseum.html" xlink:type="simple">http://www.tgiw.info/2011/10/deutsches_spielemuseum.html</text:a></text:span></text:p>
          </table:table-cell>
          <table:table-cell table:style-name="ce46"/>
          <table:table-cell table:style-name="ce55" office:value-type="string" calcext:value-type="string">
            <text:p>ドイツのケムニッツにあるボードゲーム博物館。1階がプレイスペース、２階が博物館とのこと。 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V&amp;A Museum of Childhood</text:p>
          </table:table-cell>
          <table:table-cell table:style-name="ce43" office:value-type="string" calcext:value-type="string">
            <text:p>イギリス</text:p>
          </table:table-cell>
          <table:table-cell table:style-name="ce43" office:value-type="string" calcext:value-type="string">
            <text:p>ロンドン</text:p>
          </table:table-cell>
          <table:table-cell table:style-name="ce46" office:value-type="string" calcext:value-type="string">
            <text:p><text:span text:style-name="T1"><text:a xlink:href="http://www.vam.ac.uk/moc/" xlink:type="simple">http://www.vam.ac.uk/moc/</text:a></text:span></text:p>
          </table:table-cell>
          <table:table-cell table:style-name="ce49"/>
          <table:table-cell table:style-name="ce43"/>
          <table:table-cell table:style-name="ce55" office:value-type="string" calcext:value-type="string">
            <text:p>イギリス・ロンドンにある博物館。インドア、アウトドア含め3000のゲームがある。 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Worlds Largest Toy Museum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ミズーリ州</text:p>
          </table:table-cell>
          <table:table-cell table:style-name="ce46" office:value-type="string" calcext:value-type="string">
            <text:p><text:span text:style-name="T1"><text:a xlink:href="http://worldslargesttoymuseum.com/" xlink:type="simple">http://worldslargesttoymuseum.com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ミズーリ州・ブランソンにあるおもちゃ博物館。ボードゲームの展示もある模様。</text:p>
            <text:p>  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有馬玩具博物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兵庫県神戸市</text:p>
          </table:table-cell>
          <table:table-cell table:style-name="ce46" office:value-type="string" calcext:value-type="string">
            <text:p><text:span text:style-name="T1"><text:a xlink:href="http://www.arima-toys.jp/index.html" xlink:type="simple">http://www.arima-toys.jp/index.html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有馬温泉にある、おもちゃ博物館。2012年までは毎月ボードゲームのイベントを開催。現在開催しているかは不明。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福岡市博物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福岡県福岡市</text:p>
          </table:table-cell>
          <table:table-cell table:style-name="ce46" office:value-type="string" calcext:value-type="string">
            <text:p><text:span text:style-name="T1"><text:a xlink:href="http://museum.city.fukuoka.jp/" xlink:type="simple">http://museum.city.fukuoka.jp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体験学習室にて「アジアの遊戯」をテーマとして、様々な国の遊びとくらしの道具を手にとることができる。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The Strong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ニューヨーク州</text:p>
          </table:table-cell>
          <table:table-cell table:style-name="ce46" office:value-type="string" calcext:value-type="string">
            <text:p><text:span text:style-name="T1"><text:a xlink:href="http://www.museumofplay.org/" xlink:type="simple">http://www.museumofplay.org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ニューヨークにあるおもちゃ博物館。2800ものボードゲーム及び、2100ものカードゲームを所蔵。Sid Sacksonのプロトタイプのゲームも所蔵されている。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山中湖情報創造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山梨県</text:p>
          </table:table-cell>
          <table:table-cell table:style-name="ce46" office:value-type="string" calcext:value-type="string">
            <text:p><text:span text:style-name="T1"><text:a xlink:href="http://www.lib-yamanakako.jp/" xlink:type="simple">http://www.lib-yamanakako.jp/</text:a></text:span></text:p>
          </table:table-cell>
          <table:table-cell table:style-name="ce48" office:value-type="string" calcext:value-type="string">
            <text:p><text:span text:style-name="T1"><text:a xlink:href="http://www.tgiw.info/2015/07/spieliothek_yamanaka.html" xlink:type="simple">http://www.tgiw.info/2015/07/spieliothek_yamanaka.html</text:a></text:span></text:p>
          </table:table-cell>
          <table:table-cell table:style-name="ce46"/>
          <table:table-cell table:style-name="ce52" office:value-type="string" calcext:value-type="string">
            <text:p>月1回ボードゲームをする日を開催。ボードゲームの館内貸し出しも行っている。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ケルン市博物館</text:p>
          </table:table-cell>
          <table:table-cell table:style-name="ce43" office:value-type="string" calcext:value-type="string">
            <text:p>ドイツ</text:p>
          </table:table-cell>
          <table:table-cell table:style-name="ce43" office:value-type="string" calcext:value-type="string">
            <text:p>NRW州</text:p>
          </table:table-cell>
          <table:table-cell table:style-name="ce46" office:value-type="string" calcext:value-type="string">
            <text:p><text:span text:style-name="T1"><text:a xlink:href="http://www.museenkoeln.de/koelnisches-stadtmuseum/default.aspx?s=1" xlink:type="simple">http://www.museenkoeln.de/koelnisches-stadtmuseum/default.aspx?s=1</text:a></text:span></text:p>
          </table:table-cell>
          <table:table-cell table:style-name="ce48" office:value-type="string" calcext:value-type="string">
            <text:p><text:span text:style-name="T1"><text:a xlink:href="http://www.4gamer.net/games/999/G999905/20150808010/" xlink:type="simple">http://www.4gamer.net/games/999/G999905/20150808010/</text:a></text:span></text:p>
          </table:table-cell>
          <table:table-cell table:style-name="ce46"/>
          <table:table-cell table:style-name="ce52" office:value-type="string" calcext:value-type="string">
            <text:p>1910年ごろのボードゲーム、カードゲームが展示。2015年8月現在の情報で現在も常設展示されているかは不明。</text:p>
          </table:table-cell>
          <table:table-cell table:number-columns-repeated="250"/>
        </table:table-row>
        <table:table-row table:style-name="ro2">
          <table:table-cell table:style-name="ce43" office:value-type="string" calcext:value-type="string">
            <text:p>The British Museum</text:p>
          </table:table-cell>
          <table:table-cell table:style-name="ce43" office:value-type="string" calcext:value-type="string">
            <text:p>イギリス</text:p>
          </table:table-cell>
          <table:table-cell table:style-name="ce43" office:value-type="string" calcext:value-type="string">
            <text:p>ロンドン</text:p>
          </table:table-cell>
          <table:table-cell table:style-name="ce46" office:value-type="string" calcext:value-type="string">
            <text:p><text:span text:style-name="T1"><text:a xlink:href="http://www.britishmuseum.org/" xlink:type="simple">http://www.britishmuseum.org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ボードゲームascot等を所蔵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Ravensburger Museum</text:p>
          </table:table-cell>
          <table:table-cell table:style-name="ce43" office:value-type="string" calcext:value-type="string">
            <text:p>ドイツ</text:p>
          </table:table-cell>
          <table:table-cell table:style-name="ce43" office:value-type="string" calcext:value-type="string">
            <text:p>ラーベンスブルグ</text:p>
          </table:table-cell>
          <table:table-cell table:style-name="ce46" office:value-type="string" calcext:value-type="string">
            <text:p><text:span text:style-name="T1"><text:a xlink:href="https://www.ravensburger.de/museum-ravensburger-english/home/index.html" xlink:type="simple">https://www.ravensburger.de/museum-ravensburger-english/home/index.html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ラベンスバーガー社が運営する博物館。ラベンスバーガー社のボードゲームは勿論のこと、玩具なども所蔵。ゲーム関連のワークショップも開催している。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U.S. Coast Guard Museum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コネチカット州</text:p>
          </table:table-cell>
          <table:table-cell table:style-name="ce46" office:value-type="string" calcext:value-type="string">
            <text:p><text:span text:style-name="T1"><text:a xlink:href="http://www.uscg.mil/hq/cg092/museum/Default.asp" xlink:type="simple">http://www.uscg.mil/hq/cg092/museum/Default.asp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コネチカット州ニューロンドンにある、米国沿岸警備隊の敷地内にある博物館。パーカー＆ブラザーズ社が制作した"The life-board game"を収蔵。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Cumberland Heritage Village Museum</text:p>
          </table:table-cell>
          <table:table-cell table:style-name="ce43" office:value-type="string" calcext:value-type="string">
            <text:p>カナダ</text:p>
          </table:table-cell>
          <table:table-cell table:style-name="ce43" office:value-type="string" calcext:value-type="string">
            <text:p>オタワ</text:p>
          </table:table-cell>
          <table:table-cell table:style-name="ce46" office:value-type="string" calcext:value-type="string">
            <text:p><text:span text:style-name="T1"><text:a xlink:href="http://ottawa.ca/en/liveculture/museums/cumberlandmuseum" xlink:type="simple">http://ottawa.ca/en/liveculture/museums/cumberlandmuseum</text:a></text:span></text:p>
          </table:table-cell>
          <table:table-cell table:style-name="ce48" office:value-type="string" calcext:value-type="string">
            <text:p><text:span text:style-name="T1"><text:a xlink:href="http://www.clevermovegames.com/2014/05/16/rap-puppets-giant-sorry-canada-ottawa/" xlink:type="simple">http://www.clevermovegames.com/2014/05/16/rap-puppets-giant-sorry-canada-ottawa/</text:a></text:span></text:p>
          </table:table-cell>
          <table:table-cell table:style-name="ce46"/>
          <table:table-cell table:style-name="ce52" office:value-type="string" calcext:value-type="string">
            <text:p>カナダのオタワにある博物館。総額22000ドルをかけて、巨大なボードゲームを創設。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Waikato Museum</text:p>
          </table:table-cell>
          <table:table-cell table:style-name="ce43" office:value-type="string" calcext:value-type="string">
            <text:p>ニュージーランド</text:p>
          </table:table-cell>
          <table:table-cell table:style-name="ce43" office:value-type="string" calcext:value-type="string">
            <text:p>ハミルトン</text:p>
          </table:table-cell>
          <table:table-cell table:style-name="ce46" office:value-type="string" calcext:value-type="string">
            <text:p><text:span text:style-name="T1"><text:a xlink:href="http://waikatomuseum.co.nz/" xlink:type="simple">http://waikatomuseum.co.nz/</text:a></text:span></text:p>
          </table:table-cell>
          <table:table-cell table:style-name="ce49"/>
          <table:table-cell table:style-name="ce43"/>
          <table:table-cell table:style-name="ce52" office:value-type="string" calcext:value-type="string">
            <text:p>ニュジーランド・ハミルトンにある博物館。 ‘Through Desert Sands to Tunis’, ‘Shepherd to King’, and ‘The Tower of Babel’ 収蔵</text:p>
          </table:table-cell>
          <table:table-cell table:number-columns-repeated="250"/>
        </table:table-row>
        <table:table-row table:style-name="ro4">
          <table:table-cell table:style-name="ce44" office:value-type="string" calcext:value-type="string">
            <text:p>National Videogame Museum 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テキサス州</text:p>
          </table:table-cell>
          <table:table-cell table:style-name="ce43" office:value-type="string" calcext:value-type="string">
            <text:p><text:a xlink:href="http://www.nvmusa.org/" xlink:type="simple">http://www.nvmusa.org/</text:a></text:p>
          </table:table-cell>
          <table:table-cell table:style-name="ce49" office:value-type="string" calcext:value-type="string">
            <text:p><text:a xlink:href="http://brookhavencourier.com/?cat=7" xlink:type="simple">http://brookhavencourier.com/?cat=7</text:a></text:p>
          </table:table-cell>
          <table:table-cell table:style-name="ce43"/>
          <table:table-cell table:style-name="ce52" office:value-type="string" calcext:value-type="string">
            <text:p>テキサス州ダラスにあるビデオゲーム博物館。「パックマン」、「ゼルダ」のボードゲームが展示されている。</text:p>
          </table:table-cell>
          <table:table-cell table:number-columns-repeated="250"/>
        </table:table-row>
        <table:table-row table:style-name="ro5">
          <table:table-cell table:style-name="ce43" office:value-type="string" calcext:value-type="string">
            <text:p>昭和レトロ商品博物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東京都青梅市</text:p>
          </table:table-cell>
          <table:table-cell table:style-name="ce43" office:value-type="string" calcext:value-type="string">
            <text:p><text:a xlink:href="http://ome-akatsukafujio-museum.com/retoro/index.html" xlink:type="simple">http://ome-akatsukafujio-museum.com/retoro/index.html</text:a></text:p>
          </table:table-cell>
          <table:table-cell table:style-name="ce49" office:value-type="string" calcext:value-type="string">
            <text:p><text:a xlink:href="http://www.kmine.sakura.ne.jp/tokyo/hakubutukan/syouwaretoro/syouwaretoro.htm" xlink:type="simple">http://www.kmine.sakura.ne.jp/tokyo/hakubutukan/syouwaretoro/syouwaretoro.htm</text:a></text:p>
          </table:table-cell>
          <table:table-cell table:style-name="ce43" office:value-type="string" calcext:value-type="string">
            <text:p><text:a xlink:href="http://sa2hara.com/?p=9147" xlink:type="simple">http://sa2hara.com/?p=9147</text:a></text:p>
          </table:table-cell>
          <table:table-cell table:style-name="ce52" office:value-type="string" calcext:value-type="string">
            <text:p>東京都青梅市にある博物館。ボードゲーム「ダイヤモンド」、「ルド」、「クイズダービー」が展示。</text:p>
            <text:p>  </text:p>
          </table:table-cell>
          <table:table-cell table:number-columns-repeated="250"/>
        </table:table-row>
        <table:table-row table:style-name="ro6">
          <table:table-cell table:style-name="ce43" office:value-type="string" calcext:value-type="string">
            <text:p>鳥海山 木のおもちゃ美術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秋田県由利本荘</text:p>
          </table:table-cell>
          <table:table-cell table:style-name="ce43" office:value-type="string" calcext:value-type="string">
            <text:p><text:a xlink:href="http://chokaisan-wtm.jp/" xlink:type="simple">http://chokaisan-wtm.jp/</text:a></text:p>
          </table:table-cell>
          <table:table-cell table:style-name="ce49"/>
          <table:table-cell table:style-name="ce43"/>
          <table:table-cell table:style-name="ce52" office:value-type="string" calcext:value-type="string">
            <text:p>国登録有形文化財「旧鮎川小学校」を利用した、東北初「木のおもちゃ美術館」。2018年7月オープン。</text:p>
          </table:table-cell>
          <table:table-cell table:number-columns-repeated="250"/>
        </table:table-row>
        <table:table-row table:style-name="ro4">
          <table:table-cell table:style-name="ce43" office:value-type="string" calcext:value-type="string">
            <text:p>長門おもちゃ美術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山口県長門市</text:p>
          </table:table-cell>
          <table:table-cell table:style-name="ce43" office:value-type="string" calcext:value-type="string">
            <text:p><text:a xlink:href="https://www.nagato-toymuseum.com/" xlink:type="simple">https://www.nagato-toymuseum.com/</text:a></text:p>
          </table:table-cell>
          <table:table-cell table:style-name="ce49"/>
          <table:table-cell table:style-name="ce43"/>
          <table:table-cell table:style-name="ce52" office:value-type="string" calcext:value-type="string">
            <text:p>東京おもちゃ美術館監修、長門市仙崎にある道の駅「センザキッチン」に2018年4月7日に開設された。</text:p>
          </table:table-cell>
          <table:table-cell table:number-columns-repeated="250"/>
        </table:table-row>
        <table:table-row table:style-name="ro7">
          <table:table-cell table:style-name="ce43" office:value-type="string" calcext:value-type="string">
            <text:p>やんばる森のおもちゃ美術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沖縄県国頭村</text:p>
          </table:table-cell>
          <table:table-cell table:style-name="ce43" office:value-type="string" calcext:value-type="string">
            <text:p><text:a xlink:href="http://www.kunigami-forest-park.org/" xlink:type="simple">http://www.kunigami-forest-park.org/</text:a></text:p>
          </table:table-cell>
          <table:table-cell table:style-name="ce49"/>
          <table:table-cell table:style-name="ce43"/>
          <table:table-cell table:style-name="ce52" office:value-type="string" calcext:value-type="string">
            <text:p>沖縄県国頭村にある美術館。美術館の他に宿泊施設のバンガロー、キャンプ場等を併設。</text:p>
          </table:table-cell>
          <table:table-cell table:number-columns-repeated="250"/>
        </table:table-row>
        <table:table-row table:style-name="ro8">
          <table:table-cell table:style-name="ce43" office:value-type="string" calcext:value-type="string">
            <text:p>現代玩具博物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岡山県美作市湯郷</text:p>
          </table:table-cell>
          <table:table-cell table:style-name="ce43" office:value-type="string" calcext:value-type="string">
            <text:p>http://www.toymuseum-okayama.jp/home/</text:p>
          </table:table-cell>
          <table:table-cell table:style-name="ce49"/>
          <table:table-cell table:style-name="ce43"/>
          <table:table-cell table:style-name="ce52" office:value-type="string" calcext:value-type="string">
            <text:p>1995年9月、岡山県の「後山」の麓に開館。2010年美作市湯郷へ移転。 ドイツ製のボードゲームやカードゲームを遊べる「プレイルーム」、ドイツエルツ地方のおもちゃを展示している。</text:p>
          </table:table-cell>
          <table:table-cell table:number-columns-repeated="250"/>
        </table:table-row>
        <table:table-row table:style-name="ro9">
          <table:table-cell table:style-name="ce43" office:value-type="string" calcext:value-type="string">
            <text:p>滋賀県立近代美術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滋賀県大津市</text:p>
          </table:table-cell>
          <table:table-cell table:style-name="ce43" office:value-type="string" calcext:value-type="string">
            <text:p><text:a xlink:href="http://www.shiga-kinbi.jp/" xlink:type="simple">http://www.shiga-kinbi.jp/</text:a></text:p>
          </table:table-cell>
          <table:table-cell table:style-name="ce49"/>
          <table:table-cell table:style-name="ce43"/>
          <table:table-cell table:style-name="ce52" office:value-type="string" calcext:value-type="string">
            <text:p>1986年8月26日開館。2003年より滋賀県内の小・中・養護学校などへ「アートゲーム・ボックス」を無料貸し出し。 残念なら2019年3月31日までリニューアルのため休館中。 <text:s text:c="2"/></text:p>
          </table:table-cell>
          <table:table-cell table:number-columns-repeated="250"/>
        </table:table-row>
        <table:table-row table:style-name="ro10">
          <table:table-cell table:style-name="ce43" office:value-type="string" calcext:value-type="string">
            <text:p>ハンプシャーカレッジ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マサセーチュ州</text:p>
          </table:table-cell>
          <table:table-cell table:style-name="ce43" office:value-type="string" calcext:value-type="string">
            <text:p><text:a xlink:href="https://www.hampshire.edu/" xlink:type="simple">https://www.hampshire.edu/</text:a></text:p>
          </table:table-cell>
          <table:table-cell table:style-name="ce49" office:value-type="string" calcext:value-type="string">
            <text:p><text:a xlink:href="https://www.hampshire.edu/library/game-library" xlink:type="simple">https://www.hampshire.edu/library/game-library</text:a></text:p>
          </table:table-cell>
          <table:table-cell table:style-name="ce43"/>
          <table:table-cell table:style-name="ce52" office:value-type="string" calcext:value-type="string">
            <text:p>Hampshire大学内にあるゲーム図書館の模様。デジタルゲーム、穴濾布ゲームを所蔵。リストで所蔵ゲームが確認できる。</text:p>
          </table:table-cell>
          <table:table-cell table:number-columns-repeated="250"/>
        </table:table-row>
        <table:table-row table:style-name="ro3">
          <table:table-cell table:style-name="ce43" office:value-type="string" calcext:value-type="string">
            <text:p>オレゴン州立大学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オレゴン州</text:p>
          </table:table-cell>
          <table:table-cell table:style-name="ce43" office:value-type="string" calcext:value-type="string">
            <text:p><text:a xlink:href="https://library.oregonstate.edu/" xlink:type="simple">https://library.oregonstate.edu/</text:a></text:p>
          </table:table-cell>
          <table:table-cell table:style-name="ce49" office:value-type="string" calcext:value-type="string">
            <text:p><text:a xlink:href="https://library.oregonstate.edu/board-games" xlink:type="simple">https://library.oregonstate.edu/board-games</text:a></text:p>
          </table:table-cell>
          <table:table-cell table:style-name="ce43"/>
          <table:table-cell table:style-name="ce52" office:value-type="string" calcext:value-type="string">
            <text:p>要アカウント登録。ボードゲームの貸し出しを行っている。</text:p>
          </table:table-cell>
          <table:table-cell table:number-columns-repeated="250"/>
        </table:table-row>
        <table:table-row table:style-name="ro11">
          <table:table-cell table:style-name="ce43" office:value-type="string" calcext:value-type="string">
            <text:p>狭山市立博物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埼玉県狭山市</text:p>
          </table:table-cell>
          <table:table-cell table:style-name="ce43" office:value-type="string" calcext:value-type="string">
            <text:p><text:a xlink:href="http://sayama-city-museum.com/" xlink:type="simple">http://sayama-city-museum.com/</text:a></text:p>
          </table:table-cell>
          <table:table-cell table:style-name="ce49"/>
          <table:table-cell table:style-name="ce43"/>
          <table:table-cell table:style-name="ce56" office:value-type="string" calcext:value-type="string">
            <text:p>「県営狭山稲荷山公園」の中にある博物館。常設展示室右手奥に「ちょっと昔のゲームたち」が展示されている模様。 </text:p>
          </table:table-cell>
          <table:table-cell table:number-columns-repeated="250"/>
        </table:table-row>
        <table:table-row table:style-name="ro12">
          <table:table-cell table:style-name="ce43" office:value-type="string" calcext:value-type="string">
            <text:p>大津町立　おおづ図書館</text:p>
          </table:table-cell>
          <table:table-cell table:style-name="ce43" office:value-type="string" calcext:value-type="string">
            <text:p>日本</text:p>
          </table:table-cell>
          <table:table-cell table:style-name="ce43" office:value-type="string" calcext:value-type="string">
            <text:p>熊本県</text:p>
          </table:table-cell>
          <table:table-cell table:style-name="ce43" office:value-type="string" calcext:value-type="string">
            <text:p><text:a xlink:href="https://www.ozu-lib.jp/" xlink:type="simple">https://www.ozu-lib.jp/</text:a></text:p>
          </table:table-cell>
          <table:table-cell table:style-name="ce49" office:value-type="string" calcext:value-type="string">
            <text:p>http://current.ndl.go.jp/node/35675</text:p>
          </table:table-cell>
          <table:table-cell table:style-name="ce43"/>
          <table:table-cell table:style-name="ce52" office:value-type="string" calcext:value-type="string">
            <text:p>熊本県にある図書館。2018年4月1日より町内在住者を対象に、ボードゲームの館外貸出しを開始。図書館ロビーで遊ぶことも可能。 2018年11月1日より、町内の小学５年生から高校３年生による「ゲーム部」を新設。年4回開催。</text:p>
          </table:table-cell>
          <table:table-cell table:number-columns-repeated="250"/>
        </table:table-row>
        <table:table-row table:style-name="ro3">
          <table:table-cell table:style-name="ce43" office:value-type="string" calcext:value-type="string">
            <text:p>French Playing card　Museum（Musée Français de la Carte à Jouer）</text:p>
          </table:table-cell>
          <table:table-cell table:style-name="ce43" office:value-type="string" calcext:value-type="string">
            <text:p>フランス</text:p>
          </table:table-cell>
          <table:table-cell table:style-name="ce43" table:number-columns-repeated="2"/>
          <table:table-cell table:style-name="ce49"/>
          <table:table-cell table:style-name="ce43"/>
          <table:table-cell table:style-name="ce52" office:value-type="string" calcext:value-type="string">
            <text:p>フランスにあるカード、トランプなどの博物館</text:p>
          </table:table-cell>
          <table:table-cell table:number-columns-repeated="250"/>
        </table:table-row>
        <table:table-row table:style-name="ro3">
          <table:table-cell table:style-name="ce43" office:value-type="string" calcext:value-type="string">
            <text:p>Beinecke Rare Book &amp; Manuscript Library</text:p>
          </table:table-cell>
          <table:table-cell table:style-name="ce43" office:value-type="string" calcext:value-type="string">
            <text:p>アメリカ</text:p>
          </table:table-cell>
          <table:table-cell table:style-name="ce43" office:value-type="string" calcext:value-type="string">
            <text:p>コネチカット州</text:p>
          </table:table-cell>
          <table:table-cell table:style-name="ce43" office:value-type="string" calcext:value-type="string">
            <text:p><text:a xlink:href="https://beinecke.library.yale.edu/" xlink:type="simple">https://beinecke.library.yale.edu/</text:a></text:p>
          </table:table-cell>
          <table:table-cell table:style-name="ce49"/>
          <table:table-cell table:style-name="ce43"/>
          <table:table-cell table:style-name="ce52" office:value-type="string" calcext:value-type="string">
            <text:p>アメリカ・コネチカット州のイエールにある図書館。1963年完成世界でも大規模な図書館。 トランプを所蔵しているほか、書籍も多数ある模様。 Playing Card Databeseで検索可能。 <text:s/>23:40 - 2019年2月15日</text:p>
          </table:table-cell>
          <table:table-cell table:number-columns-repeated="250"/>
        </table:table-row>
        <table:table-row table:style-name="ro3">
          <table:table-cell table:style-name="ce43" office:value-type="string" calcext:value-type="string">
            <text:p>Deutsches Spielearchiv Nürnberg</text:p>
          </table:table-cell>
          <table:table-cell table:style-name="ce43" office:value-type="string" calcext:value-type="string">
            <text:p>ドイツ</text:p>
          </table:table-cell>
          <table:table-cell table:style-name="ce43"/>
          <table:table-cell table:style-name="ce43" office:value-type="string" calcext:value-type="string">
            <text:p><text:a xlink:href="https://museen.nuernberg.de/spielearchiv/" xlink:type="simple">https://museen.nuernberg.de/spielearchiv/</text:a></text:p>
          </table:table-cell>
          <table:table-cell table:style-name="ce49"/>
          <table:table-cell table:style-name="ce43"/>
          <table:table-cell table:style-name="ce52" office:value-type="string" calcext:value-type="string">
            <text:p>ドイツ・ニュルンベルクにある博物館。1945年から3万点を超えるゲームを所蔵。図書館も併設されているが、事前に電話におる予約が必要。</text:p>
          </table:table-cell>
          <table:table-cell table:number-columns-repeated="250"/>
        </table:table-row>
        <table:table-row table:style-name="ro3">
          <table:table-cell table:style-name="ce43" office:value-type="string" calcext:value-type="string">
            <text:p>Veranstaltungen des Spielkartenmuseums</text:p>
          </table:table-cell>
          <table:table-cell table:style-name="ce43" office:value-type="string" calcext:value-type="string">
            <text:p>ドイツ</text:p>
          </table:table-cell>
          <table:table-cell table:style-name="ce43"/>
          <table:table-cell table:style-name="ce43" office:value-type="string" calcext:value-type="string">
            <text:p><text:a xlink:href="https://www.leinfelden-echterdingen.de/,Lde/Startseite/Kultur/Spielkartenmuseum.html" xlink:type="simple">https://www.leinfelden-echterdingen.de/,Lde/Startseite/Kultur/Spielkartenmuseum.html</text:a></text:p>
          </table:table-cell>
          <table:table-cell table:style-name="ce49"/>
          <table:table-cell table:style-name="ce43"/>
          <table:table-cell table:style-name="ce52"/>
          <table:table-cell table:number-columns-repeated="250"/>
        </table:table-row>
        <table:table-row table:style-name="ro3" table:number-rows-repeated="14">
          <table:table-cell table:style-name="ce43" table:number-columns-repeated="4"/>
          <table:table-cell table:style-name="ce49"/>
          <table:table-cell table:style-name="ce43"/>
          <table:table-cell table:style-name="ce52"/>
          <table:table-cell table:number-columns-repeated="250"/>
        </table:table-row>
        <table:table-row table:style-name="ro3" table:number-rows-repeated="1048524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Excel_BuiltIn__FilterDatabase" table:base-cell-address="$ReadMe.$A$1" table:cell-range-address="$Sheet1.$A$1:.$G$2"/>
        </table:named-expressions>
      </table:table>
      <table:named-expressions>
        <table:named-range table:name="__Anonymous_Sheet_DB__1" table:base-cell-address="$ReadMe.$A$1" table:cell-range-address="$Sheet1.$A$1:.$G$2"/>
      </table:named-expressions>
      <table:database-ranges>
        <table:database-range table:name="Excel_BuiltIn__FilterDatabase" table:target-range-address="Sheet1.A1:Sheet1.G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modern" style:font-pitch="fixed"/>
    <style:font-face style:name="IPAゴシック" svg:font-family="IPAゴシック, IPAGothic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year number:style="long"/>
      <number:text>年</number:text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style:rotation-align="none"/>
      <style:text-properties style:font-name="IPAゴシック" fo:font-family="IPAゴシック, IPAGothic" style:font-family-generic="modern" style:font-pitch="fixed" style:font-name-asian="IPAゴシック" style:font-family-asian="IPAゴシック, IPAGothic" style:font-family-generic-asian="modern" style:font-pitch-asian="fixed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20mm" fo:margin-right="10mm" style:scale-to="100%" style:writing-mode="lr-tb"/>
      <style:header-style>
        <style:header-footer-properties fo:min-height="7.51mm" fo:margin-left="0mm" fo:margin-right="9mm" fo:margin-bottom="0mm"/>
      </style:header-style>
      <style:footer-style>
        <style:header-footer-properties fo:min-height="7.51mm" fo:margin-left="0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20mm" fo:margin-right="10mm" style:first-page-number="continue" style:scale-to="100%" style:writing-mode="lr-tb"/>
      <style:header-style>
        <style:header-footer-properties fo:min-height="7.51mm" fo:margin-left="0mm" fo:margin-right="9mm" fo:margin-bottom="0mm"/>
      </style:header-style>
      <style:footer-style>
        <style:header-footer-properties fo:min-height="7.51mm" fo:margin-left="0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00/00/00</text:date>, <text:time style:data-style-name="N2" text:time-value="12:10:03.25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>
        <text:p><text:span text:style-name="MT1">ボードゲーム関連の美術館・博物館・図書館</text:span></text:p>
      </style:header>
      <style:header-left style:display="false">
        <text:p><text:span text:style-name="MT1">ボードゲーム関連の美術館・博物館・図書館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ボードゲーム関連の美術館・博物館・図書館</text:span></text:p>
      </style:header>
      <style:header-left style:display="false">
        <text:p><text:span text:style-name="MT1">ボードゲーム関連の美術館・博物館・図書館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更新履歴" style:display-name="PageStyle_更新履歴" style:page-layout-name="Mpm4">
      <style:header>
        <text:p><text:span text:style-name="MT1">ボードゲーム関連の美術館・博物館・図書館</text:span></text:p>
      </style:header>
      <style:header-left style:display="false">
        <text:p><text:span text:style-name="MT1">ボードゲーム関連の美術館・博物館・図書館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20:47:13</meta:creation-date>
    <meta:editing-cycles>16</meta:editing-cycles>
    <meta:editing-duration>P2171DT15H9M14S</meta:editing-duration>
    <dc:date>2019-02-17T12:39:35.710000000</dc:date>
    <dc:creator>MTanaka </dc:creator>
    <meta:generator>LibreOffice/6.1.3.2$Windows_X86_64 LibreOffice_project/86daf60bf00efa86ad547e59e09d6bb77c699acb</meta:generator>
    <meta:document-statistic meta:table-count="2" meta:cell-count="208" meta:object-count="0"/>
  </office:meta>
</office:document-meta>
</file>